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libPracticaIndexBasic/dialog-lb.xml" manifest:media-type="text/xml"/>
  <manifest:file-entry manifest:full-path="Dialogs/libPracticaIndexBasic/IndexMarkerInsertDialog.xml" manifest:media-type="text/xml"/>
  <manifest:file-entry manifest:full-path="Dialogs/libPracticaDialogs/IndexMarkerInsertDialog.xml" manifest:media-type="text/xml"/>
  <manifest:file-entry manifest:full-path="Dialogs/libPracticaDialogs/dialog-lb.xml" manifest:media-type="text/xml"/>
  <manifest:file-entry manifest:full-path="Dialogs/Library1/Dialog1.xml" manifest:media-type="text/xml"/>
  <manifest:file-entry manifest:full-path="Dialogs/Library1/dialog-lb.xml" manifest:media-type="text/xml"/>
  <manifest:file-entry manifest:full-path="Dialogs/Standard/dialog-lb.xml" manifest:media-type="text/xml"/>
  <manifest:file-entry manifest:full-path="Basic/script-lc.xml" manifest:media-type="text/xml"/>
  <manifest:file-entry manifest:full-path="Basic/libPracticaIndexBasic/script-lb.xml" manifest:media-type="text/xml"/>
  <manifest:file-entry manifest:full-path="Basic/libPracticaIndexBasic/Shortcuts.xml" manifest:media-type="text/xml"/>
  <manifest:file-entry manifest:full-path="Basic/libPracticaDialogs/script-lb.xml" manifest:media-type="text/xml"/>
  <manifest:file-entry manifest:full-path="Basic/Library1/script-lb.xml" manifest:media-type="text/xml"/>
  <manifest:file-entry manifest:full-path="Basic/Library1/Module1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Button" form:control-implementation="ooo:com.sun.star.form.component.CommandButton" xml:id="control1" form:id="control1" form:label="Button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Library1.Module1.TestDialogComponent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s the button to instantiate a "com.sun.star.test.TestDialogHandler"component.</text:p>
      <text:p text:style-name="Standard"/>
      <text:p text:style-name="Standard">This component then will show Dialog1 contained in this document's Library1.</text:p>
      <text:p text:style-name="Standard">Control events are bound to the component's methods.</text:p>
      <text:p text:style-name="Standard"/>
      <text:p text:style-name="Standard"/>
      <text:p text:style-name="Standard"><draw:control text:anchor-type="as-char" draw:z-index="0" draw:style-name="gr1" draw:text-style-name="P1" svg:width="5.451cm" svg:height="2.858cm" draw:control="control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meta:creation-date>2006-08-14T15:48:57</meta:creation-date>
    <dc:date>2015-03-20T15:05:41.850429000</dc:date>
    <dc:language>de-DE</dc:language>
    <meta:editing-cycles>15</meta:editing-cycles>
    <meta:editing-duration>PT8H6M1S</meta:editing-duration>
    <meta:document-statistic meta:table-count="0" meta:image-count="0" meta:object-count="0" meta:page-count="1" meta:paragraph-count="4" meta:word-count="26" meta:character-count="209" meta:non-whitespace-character-count="186"/>
    <meta:user-defined meta:name="Info 1"/>
    <meta:user-defined meta:name="Info 2"/>
    <meta:user-defined meta:name="Info 3"/>
    <meta:user-defined meta:name="Info 4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DialogComponent()
	' Instantiate test component
	oComp = CreateUnoService( "org.openoffice.comp.pyuno.demo.DialogAccess" )
	
	' Let component create and display the dialog
	oComp.createDialog( "vnd.sun.star.script:Library1.Dialog1?location=document" )
End Sub
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libPracticaDialogs/script-lb.xml><?xml version="1.0" encoding="utf-8"?>
<!DOCTYPE library  PUBLIC '-//OpenOffice.org//DTD OfficeDocument 1.0//EN'  'library.dtd'>
<library:library xmlns:library="http://openoffice.org/2000/library" library:name="libPracticaDialogs" library:readonly="false" library:passwordprotected="false"/>
</file>

<file path=Basic/libPracticaIndexBasic/Shortcuts.xml><?xml version="1.0" encoding="utf-8"?>
<!DOCTYPE module  PUBLIC '-//OpenOffice.org//DTD OfficeDocument 1.0//EN'  'module.dtd'>
<script:module xmlns:script="http://openoffice.org/2000/script" script:name="Shortcuts" script:language="StarBasic">REM  *****  BASIC  *****

Sub InsertIndexMark
     Dim oDispHelper as Object
     Dim oProvider As Object
     oProvider = ThisComponent.CurrentController.Frame
     oDispHelper = createUnoService("com.sun.star.frame.DispatchHelper")
     oDispHelper.executeDispatch(oProvider,"org.openoffice.comp.pyuno.practica.Index:IndexMarkInsertDispatch", "", , Array())


End Sub


Sub RemoveIndexMark
     Dim oDispHelper as Object
     Dim oProvider As Object
     oProvider = ThisComponent.CurrentController.Frame
     oDispHelper = createUnoService("com.sun.star.frame.DispatchHelper")
     oDispHelper.executeDispatch(oProvider,"org.openoffice.comp.pyuno.practica.Index:IndexMarkRemoveDispatch", "", , Array())


End Sub


Sub ToggleIndexMarkPresentation
     Dim oDispHelper as Object
     Dim oProvider As Object
     oProvider = ThisComponent.CurrentController.Frame
     oDispHelper = createUnoService("com.sun.star.frame.DispatchHelper")
     oDispHelper.executeDispatch(oProvider,"org.openoffice.comp.pyuno.practica.Index:ToggleMarkPresentationsDispatch", "", , Array())


End Sub
</script:module>
</file>

<file path=Basic/libPracticaIndexBasic/script-lb.xml><?xml version="1.0" encoding="utf-8"?>
<!DOCTYPE library  PUBLIC '-//OpenOffice.org//DTD OfficeDocument 1.0//EN'  'library.dtd'>
<library:library xmlns:library="http://openoffice.org/2000/library" library:name="libPracticaIndexBasic" library:readonly="false" library:passwordprotected="false">
  <library:element library:name="Shortcu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  <library:library library:name="libPracticaDialogs" library:link="false"/>
  <library:library library:name="libPracticaIndexBasic" library:link="false"/>
</library:libraries>
</file>

<file path=Dialogs/Library1/Dialog1.xml><?xml version="1.0" encoding="utf-8"?>
<!DOCTYPE window  PUBLIC '-//OpenOffice.org//DTD OfficeDocument 1.0//EN'  'dialog.dtd'>
<dlg:window xmlns:dlg="http://openoffice.org/2000/dialog" xmlns:script="http://openoffice.org/2000/script" dlg:id="Dialog1" dlg:left="136" dlg:top="95" dlg:width="201" dlg:height="169" dlg:closeable="true" dlg:moveable="true" dlg:title="UNO Event Binding Sample">
  <dlg:bulletinboard>
    <dlg:button dlg:id="CommandButton1" dlg:tab-index="0" dlg:left="6" dlg:top="10" dlg:width="79" dlg:height="33" dlg:value="Copy Text 1 to 2">
      <script:event script:event-name="on-performaction" script:macro-name="vnd.sun.star.UNO:copyText" script:language="Script"/>
    </dlg:button>
    <dlg:button dlg:id="CommandButton2" dlg:tab-index="1" dlg:left="6" dlg:top="52" dlg:width="79" dlg:height="33" dlg:value="Call handleEvent">
      <script:event script:event-name="on-performaction" script:macro-name="vnd.sun.star.UNO:handleEvent" script:language="Script"/>
    </dlg:button>
    <dlg:button dlg:id="CommandButton3" dlg:tab-index="2" dlg:left="93" dlg:top="52" dlg:width="99" dlg:height="33" dlg:value="Call handleEventWitharguments">
      <script:event script:event-name="on-performaction" script:macro-name="vnd.sun.star.UNO:handleEventWithArguments" script:language="Script"/>
    </dlg:button>
    <dlg:text dlg:id="Label1" dlg:tab-index="3" dlg:left="6" dlg:top="98" dlg:width="89" dlg:height="12" dlg:value="Using XDialogEventHandler"/>
    <dlg:button dlg:id="CommandButton4" dlg:tab-index="4" dlg:left="6" dlg:top="115" dlg:width="60" dlg:height="33" dlg:value="Call doit1">
      <script:event script:event-name="on-performaction" script:macro-name="vnd.sun.star.UNO:doit1" script:language="Script"/>
    </dlg:button>
    <dlg:button dlg:id="CommandButton5" dlg:tab-index="5" dlg:left="70" dlg:top="115" dlg:width="60" dlg:height="33" dlg:value="Call doit2">
      <script:event script:event-name="on-performaction" script:macro-name="vnd.sun.star.UNO:doit2" script:language="Script"/>
    </dlg:button>
    <dlg:button dlg:id="CommandButton6" dlg:tab-index="6" dlg:left="134" dlg:top="115" dlg:width="60" dlg:height="33" dlg:value="Call doit3">
      <script:event script:event-name="on-performaction" script:macro-name="vnd.sun.star.UNO:doit3" script:language="Script"/>
    </dlg:button>
    <dlg:textfield dlg:id="TextField1" dlg:tab-index="7" dlg:left="93" dlg:top="24" dlg:width="47" dlg:height="18"/>
    <dlg:textfield dlg:id="TextField2" dlg:tab-index="8" dlg:left="144" dlg:top="24" dlg:width="47" dlg:height="18"/>
    <dlg:text dlg:id="Label2" dlg:tab-index="9" dlg:left="95" dlg:top="13" dlg:width="8" dlg:height="9" dlg:value="1"/>
    <dlg:text dlg:id="Label3" dlg:tab-index="10" dlg:left="146" dlg:top="13" dlg:width="8" dlg:height="9" dlg:value="2"/>
  </dlg:bulletinboard>
</dlg:window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  <library:library library:name="libPracticaDialogs" library:link="false"/>
  <library:library library:name="libPracticaIndexBasic" library:link="false"/>
</library:libraries>
</file>

<file path=Dialogs/libPracticaDialogs/IndexMarkerInsertDialog.xml><?xml version="1.0" encoding="utf-8"?>
<!DOCTYPE window  PUBLIC '-//OpenOffice.org//DTD OfficeDocument 1.0//EN'  'dialog.dtd'>
<dlg:window xmlns:dlg="http://openoffice.org/2000/dialog" xmlns:script="http://openoffice.org/2000/script" dlg:id="IndexMarkerInsertDialog" dlg:left="4" dlg:top="38" dlg:width="371" dlg:height="260" dlg:closeable="true" dlg:moveable="true" dlg:title="Insert index marker">
  <dlg:bulletinboard>
    <dlg:button dlg:id="OK" dlg:tab-index="3" dlg:left="4" dlg:top="241" dlg:width="79" dlg:height="16" dlg:value="OK">
      <script:event script:event-name="on-performaction" script:macro-name="vnd.sun.star.UNO:OK" script:language="UNO"/>
    </dlg:button>
    <dlg:button dlg:id="Cancel" dlg:tab-index="4" dlg:left="88" dlg:top="241" dlg:width="79" dlg:height="16" dlg:value="Cancel">
      <script:event script:event-name="on-performaction" script:macro-name="vnd.sun.star.UNO:Cancel" script:language="UNO"/>
    </dlg:button>
    <dlg:menulist dlg:id="AlternativeTextList" dlg:tab-index="1" dlg:left="4" dlg:top="5" dlg:width="178" dlg:height="198">
      <script:event script:event-name="on-performaction" script:macro-name="vnd.sun.star.UNO:AlternativeTextListAction" script:language="UNO"/>
    </dlg:menulist>
    <dlg:menulist dlg:id="PrimaryKeyList" dlg:tab-index="0" dlg:left="188" dlg:top="5" dlg:width="178" dlg:height="198">
      <script:event script:event-name="on-performaction" script:macro-name="vnd.sun.star.UNO:PrimaryKeyListAction" script:language="UNO"/>
    </dlg:menulist>
    <dlg:textfield dlg:id="MarkString" dlg:tab-index="2" dlg:left="4" dlg:top="221" dlg:width="342" dlg:height="14"/>
  </dlg:bulletinboard>
</dlg:window>
</file>

<file path=Dialogs/libPracticaDialogs/dialog-lb.xml><?xml version="1.0" encoding="utf-8"?>
<!DOCTYPE library  PUBLIC '-//OpenOffice.org//DTD OfficeDocument 1.0//EN'  'library.dtd'>
<library:library xmlns:library="http://openoffice.org/2000/library" library:name="libPracticaDialogs" library:readonly="false" library:passwordprotected="false">
  <library:element library:name="IndexMarkerInsertDialog"/>
</library:library>
</file>

<file path=Dialogs/libPracticaIndexBasic/IndexMarkerInsertDialog.xml><?xml version="1.0" encoding="utf-8"?>
<!DOCTYPE window  PUBLIC '-//OpenOffice.org//DTD OfficeDocument 1.0//EN'  'dialog.dtd'>
<dlg:window xmlns:dlg="http://openoffice.org/2000/dialog" xmlns:script="http://openoffice.org/2000/script" dlg:id="IndexMarkerInsertDialog" dlg:left="4" dlg:top="38" dlg:width="371" dlg:height="260" dlg:closeable="true" dlg:moveable="true" dlg:title="Insert index marker">
  <dlg:bulletinboard>
    <dlg:button dlg:id="OK" dlg:tab-index="3" dlg:left="4" dlg:top="241" dlg:width="79" dlg:height="16" dlg:value="OK">
      <script:event script:event-name="on-performaction" script:macro-name="vnd.sun.star.UNO:OK" script:language="UNO"/>
    </dlg:button>
    <dlg:button dlg:id="Cancel" dlg:tab-index="4" dlg:left="88" dlg:top="241" dlg:width="79" dlg:height="16" dlg:value="Cancel">
      <script:event script:event-name="on-performaction" script:macro-name="vnd.sun.star.UNO:Cancel" script:language="UNO"/>
    </dlg:button>
    <dlg:menulist dlg:id="AlternativeTextList" dlg:tab-index="1" dlg:left="4" dlg:top="5" dlg:width="178" dlg:height="198">
      <script:event script:event-name="on-performaction" script:macro-name="vnd.sun.star.UNO:AlternativeTextListAction" script:language="UNO"/>
    </dlg:menulist>
    <dlg:menulist dlg:id="PrimaryKeyList" dlg:tab-index="0" dlg:left="188" dlg:top="5" dlg:width="178" dlg:height="198">
      <script:event script:event-name="on-performaction" script:macro-name="vnd.sun.star.UNO:PrimaryKeyListAction" script:language="UNO"/>
    </dlg:menulist>
    <dlg:textfield dlg:id="MarkString" dlg:tab-index="2" dlg:left="4" dlg:top="221" dlg:width="342" dlg:height="14"/>
  </dlg:bulletinboard>
</dlg:window>
</file>

<file path=Dialogs/libPracticaIndexBasic/dialog-lb.xml><?xml version="1.0" encoding="utf-8"?>
<!DOCTYPE library  PUBLIC '-//OpenOffice.org//DTD OfficeDocument 1.0//EN'  'library.dtd'>
<library:library xmlns:library="http://openoffice.org/2000/library" library:name="libPracticaIndexBasic" library:readonly="false" library:passwordprotected="false">
  <library:element library:name="IndexMarkerInsertDialog"/>
</library:library>
</file>